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e80e"/>
    </style:style>
    <style:style style:name="P2" style:family="paragraph" style:parent-style-name="Standard">
      <style:text-properties officeooo:paragraph-rsid="000dd939"/>
    </style:style>
    <style:style style:name="T1" style:family="text">
      <style:text-properties officeooo:rsid="000be80e"/>
    </style:style>
    <style:style style:name="T2" style:family="text">
      <style:text-properties officeooo:rsid="000d2cdd"/>
    </style:style>
    <style:style style:name="T3" style:family="text">
      <style:text-properties officeooo:rsid="000dd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iloter l'innovation autour de la méthode CK (méthode de conception innovante développer par Paris Tech) à l'aide d'un outil informatique open source </text:span></text:p>
      <text:p text:style-name="P1"><text:span text:style-name="T1"/></text:p>
      <text:p text:style-name="P2"><text:span text:style-name="T1">En </text:span><text:span text:style-name="T2">relation</text:span><text:span text:style-name="T1"> </text:span><text:span text:style-name="T3">avec</text:span><text:span text:style-name="T1"> l'école des Mines de Paris, CreaKtive entame une grande phase de test </text:span><text:span text:style-name="T3">auprès de </text:span><text:span text:style-name="T1">Renault </text:span><text:span text:style-name="T3">et de</text:span><text:span text:style-name="T1"> la SNCF après 1 ans de développement </text:span><text:span text:style-name="T3">intensif</text:span><text:span text:style-name="T1">. </text:span></text:p>
      <text:p text:style-name="P2"><text:span text:style-name="T1"/></text:p>
      <text:p text:style-name="P2"><text:span text:style-name="T1">A destination dans un premier temps des grands groupe, CreaKtive est un outil </text:span><text:span text:style-name="T3">(semi-open source) </text:span><text:span text:style-name="T1">de pilotage de l'innovation, </text:span><text:span text:style-name="T2">basé sur la méthode CK (méthode de conception innovante </text:span><text:span text:style-name="T3">développé par Paris Tech). Cette méthode permet d'organiser et de mettre en relation l'ensemble des ressources qui gravite autour de l'innovation dans une entreprise : connaissances, concepts et experts. </text:span></text:p>
      <text:p text:style-name="P2"><text:span text:style-name="T3"/></text:p>
      <text:p text:style-name="P2"><text:span text:style-name="T3">L'outil met l'accent sur le partage et la collaboration et nous envisageons un partenariat avec le labo de l'Ecoles de Mines d'Ales (LGI2P) pour y apporter une dimension sémantique particulièrement intéressante et innovante pour u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h </meta:initial-creator>
    <meta:creation-date>2014-02-07T10:19:54</meta:creation-date>
    <dc:date>2014-02-07T10:57:34</dc:date>
    <dc:creator>barth </dc:creator>
    <meta:editing-duration>PT27M15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4" meta:word-count="142" meta:character-count="926" meta:non-whitespace-character-count="785"/>
  </office:meta>
</office:document-meta>
</file>